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A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/>
    </style:style>
    <style:style style:name="P2" style:family="paragraph" style:parent-style-name="Body_20_A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/>
      <style:text-properties style:use-window-font-color="true" loext:opacity="0%" style:font-name="Calibri" fo:font-size="12pt" fo:language="bg" fo:country="BG" style:font-size-asian="12pt" style:font-name-complex="Calibri1" style:font-size-complex="12pt"/>
    </style:style>
    <style:style style:name="P3" style:family="paragraph" style:parent-style-name="Body_20_A">
      <style:paragraph-properties fo:margin-left="0cm" fo:margin-right="0cm" fo:margin-top="0cm" fo:margin-bottom="0cm" style:contextual-spacing="false" fo:line-height="115%" fo:text-align="justify" style:justify-single-word="false" fo:text-indent="1.251cm" style:auto-text-indent="false"/>
      <style:text-properties style:use-window-font-color="true" loext:opacity="0%" style:font-name="Calibri" fo:font-size="12pt" fo:language="bg" fo:country="BG" fo:font-weight="bold" style:font-size-asian="12pt" style:font-weight-asian="bold" style:font-name-complex="Calibri1" style:font-size-complex="12pt"/>
    </style:style>
    <style:style style:name="P4" style:family="paragraph" style:parent-style-name="Body_20_A">
      <style:paragraph-properties fo:margin-left="0cm" fo:margin-right="0cm" fo:line-height="115%" fo:text-align="justify" style:justify-single-word="false" fo:text-indent="1.251cm" style:auto-text-indent="false"/>
    </style:style>
    <style:style style:name="P5" style:family="paragraph" style:parent-style-name="Standard">
      <style:paragraph-properties fo:line-height="115%" fo:text-align="center" style:justify-single-word="false"/>
      <style:text-properties style:font-name="Calibri" fo:font-size="12pt" style:font-size-asian="12pt" style:font-name-complex="Calibri1" style:font-size-complex="12pt"/>
    </style:style>
    <style:style style:name="T1" style:family="text">
      <style:text-properties style:use-window-font-color="true" loext:opacity="0%" style:font-name="Calibri" fo:font-size="12pt" fo:language="bg" fo:country="BG" style:font-size-asian="12pt" style:font-name-complex="Calibri1" style:font-size-complex="12pt"/>
    </style:style>
    <style:style style:name="T2" style:family="text">
      <style:text-properties style:use-window-font-color="true" loext:opacity="0%" style:font-name="Calibri" fo:font-size="12pt" fo:language="bg" fo:country="BG" fo:font-weight="bold" style:font-size-asian="12pt" style:font-weight-asian="bold" style:font-name-complex="Calibri1" style:font-size-complex="12pt"/>
    </style:style>
    <style:style style:name="T3" style:family="text">
      <style:text-properties style:use-window-font-color="true" loext:opacity="0%" style:font-name="Calibri" fo:font-size="12pt" style:font-size-asian="12pt" style:font-name-complex="Calibri1" style:font-size-complex="12pt"/>
    </style:style>
    <style:style style:name="T4" style:family="text">
      <style:text-properties style:use-window-font-color="true" loext:opacity="0%" style:font-name="Calibri" fo:font-size="12pt" fo:font-weight="bold" style:font-size-asian="12pt" style:font-weight-asian="bold" style:font-name-complex="Calibri1" style:font-size-complex="12pt"/>
    </style:style>
    <style:style style:name="T5" style:family="text">
      <style:text-properties style:use-window-font-color="true" loext:opacity="0%" style:text-line-through-style="solid" style:text-line-through-type="single" style:font-name="Calibri" fo:font-size="12pt" fo:font-weight="bold" style:font-size-asian="12pt" style:font-weight-asian="bold" style:font-name-complex="Calibri1" style:font-size-complex="12pt" style:font-weight-complex="bold"/>
    </style:style>
    <style:style style:name="T6" style:family="text">
      <style:text-properties style:use-window-font-color="true" loext:opacity="0%" style:text-line-through-style="solid" style:text-line-through-type="single" style:font-name="Calibri" fo:font-size="12pt" fo:language="bg" fo:country="BG" fo:font-weight="bold" style:font-size-asian="12pt" style:font-weight-asian="bold" style:font-name-complex="Calibri1" style:font-size-complex="12pt"/>
    </style:style>
    <style:style style:name="T7" style:family="text">
      <style:text-properties style:use-window-font-color="true" loext:opacity="0%" style:text-line-through-style="solid" style:text-line-through-type="single" style:font-name="Calibri" fo:font-size="12pt" fo:language="bg" fo:country="BG" style:font-size-asian="12pt" style:font-name-complex="Calibri1" style:font-size-complex="12pt"/>
    </style:style>
    <style:style style:name="T8" style:family="text">
      <style:text-properties style:font-name="Calibri" fo:font-size="12pt" fo:language="bg" fo:country="BG" style:font-size-asian="12pt" style:font-name-complex="Calibri1" style:font-size-complex="12pt"/>
    </style:style>
    <style:style style:name="T9" style:family="text">
      <style:text-properties fo:color="#000000" loext:opacity="100%" style:font-name="Calibri" fo:font-size="12pt" fo:language="bg" fo:country="BG" style:font-size-asian="12pt" style:font-name-complex="Calibri1" style:font-size-complex="12pt"/>
    </style:style>
    <style:style style:name="T10" style:family="text">
      <style:text-properties fo:color="#ff0000" loext:opacity="100%" style:font-name="Calibri" fo:font-size="12pt" fo:font-weight="bold" style:font-size-asian="12pt" style:font-weight-asian="bold" style:font-name-complex="Calibri1" style:font-size-complex="12pt"/>
    </style:style>
    <style:style style:name="T11" style:family="text">
      <style:text-properties fo:color="#ff0000" loext:opacity="100%" style:font-name="Calibri" fo:font-size="12pt" fo:language="bg" fo:country="BG" fo:font-weight="bold" style:font-size-asian="12pt" style:font-weight-asian="bold" style:font-name-complex="Calibri1" style:font-size-complex="12pt"/>
    </style:style>
    <style:style style:name="T12" style:family="text">
      <style:text-properties fo:color="#00b050" loext:opacity="100%" style:font-name="Calibri" fo:font-size="12pt" fo:language="bg" fo:country="BG" style:font-size-asian="12pt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<text:span text:style-name="T1">В чл. 27 ал. (2) на ППЗРАСРБ е записано, че </text:span><text:span text:style-name="T8">дисертационният труд трябва да съдържа: </text:span><text:span text:style-name="T9">заглавна страница; съдържание, увод; изложение; заключение – резюме на получените резултати с декларация за оригиналност; библиография</text:span><text:span text:style-name="T8">. Добре би било тази последователност да се спази</text:span><text:span text:style-name="T1"> при крайния вариант на представяне на дисертационния труд.</text:span></text:p>
      <text:p text:style-name="P1"><text:span text:style-name="T1">В увода трябва да се мотивира актуалността на изследвания проблем </text:span><text:span text:style-name="T3">(</text:span><text:span text:style-name="T2">изкуствени невронни мрежи</text:span><text:span text:style-name="T3">) </text:span><text:span text:style-name="T1">и защо той е важен. Също така е добра да се направи връзка с темата на дисертацията и връзката с докторската програма. Коментари по съдържанието:</text:span></text:p>
      <text:p text:style-name="P2"/>
      <text:p text:style-name="P4"><text:span text:style-name="T1">Съдържание</text:span></text:p>
      <text:p text:style-name="P4"><text:span text:style-name="T1">Списък на абревиатурите и съкращенията</text:span></text:p>
      <text:p text:style-name="P4"><text:span text:style-name="T1">Списък на фигурите<text:tab/>iii</text:span></text:p>
      <text:p text:style-name="P4"><text:span text:style-name="T1">Списък на таблиците</text:span></text:p>
      <text:p text:style-name="P4"><text:span text:style-name="T1">Списък на листингите</text:span></text:p>
      <text:p text:style-name="P4"><text:span text:style-name="T2">Увод </text:span><text:span text:style-name="T10">(</text:span><text:span text:style-name="T11">около 2-3 страници</text:span><text:span text:style-name="T10">)</text:span><text:span text:style-name="T11"> </text:span></text:p>
      <text:p text:style-name="P4"><text:span text:style-name="T2">1. </text:span><text:span text:style-name="T5">Обзор на</text:span><text:span text:style-name="T6"> </text:span><text:span text:style-name="T2">Методи за прогнозиране с машинно самообучение </text:span><text:span text:style-name="T10">(25-30</text:span><text:span text:style-name="T11"> стр</text:span><text:span text:style-name="T10">.)</text:span></text:p>
      <text:p text:style-name="P4"><text:span text:style-name="T1">1.1<text:tab/>Прогнозиране на времеви редове</text:span></text:p>
      <text:p text:style-name="P4"><text:span text:style-name="T1">1.2<text:tab/>Обучение на изкуствени невронни мрежи</text:span></text:p>
      <text:p text:style-name="P4"><text:span text:style-name="T1">1.3<text:tab/>Евристични оптимизационни алгоритми</text:span></text:p>
      <text:p text:style-name="P4"><text:span text:style-name="T1">1.4<text:tab/>Изчисления в разпределена среда<text:tab/></text:span></text:p>
      <text:p text:style-name="P4"><text:span text:style-name="T1">1.5<text:tab/>изводи <text:s text:c="2"/></text:span></text:p>
      <text:p text:style-name="P4"><text:span text:style-name="T2">2<text:tab/></text:span><text:span text:style-name="T5">П</text:span><text:span text:style-name="T6">редложение за </text:span><text:span text:style-name="T2">Алгоритми при прогнозиране и обучение на изкуствени невронни мрежи</text:span><text:span text:style-name="T4"> </text:span><text:span text:style-name="T10">(</text:span><text:span text:style-name="T11">окол 35-45 стр</text:span><text:span text:style-name="T10">.)</text:span></text:p>
      <text:p text:style-name="P4"><text:span text:style-name="T1">2.1<text:tab/>Ограничения в пространството на променливите </text:span></text:p>
      <text:p text:style-name="P4"><text:span text:style-name="T1">2.2<text:tab/>Оператор за селекция с локално търсене, пълно изчерпване и рекурсивно спускане </text:span></text:p>
      <text:p text:style-name="P4"><text:span text:style-name="T12">2.3<text:tab/>Инкрементална апроксимация със синусоиди и тренд</text:span></text:p>
      <text:p text:style-name="P4"><text:span text:style-name="T12">2.4<text:tab/>Бърз прототип на LibreOffice Calc с еволюция на разликите и оптимизация с рояк от частици </text:span></text:p>
      <text:p text:style-name="P4"><text:span text:style-name="T12">2.5<text:tab/>Алтернативна производна за активационната функция в изкуствени невронни мрежи <text:s/></text:span></text:p>
      <text:p text:style-name="P4"><text:span text:style-name="T12">2.6<text:tab/>Бавно изчислявани целеви функции <text:s/></text:span></text:p>
      <text:p text:style-name="P4"><text:soft-page-break/><text:span text:style-name="T12">2.7<text:tab/>Класификация на потребителски вот от страна на сървъра в разпределени изчисления тип човек-компютър</text:span></text:p>
      <text:p text:style-name="P4"><text:span text:style-name="T2">3<text:tab/></text:span><text:span text:style-name="T6">Програмна реализация на система за прогнозиране </text:span><text:span text:style-name="T11">Числено тестване на предложените алгоритми и анализ на получените резултати</text:span><text:span text:style-name="T10"> (25-30</text:span><text:span text:style-name="T11"> стр</text:span><text:span text:style-name="T10">.)</text:span></text:p>
      <text:p text:style-name="P4"><text:span text:style-name="T7">4<text:tab/>Сравнителен анализ — експерименти и резултати</text:span></text:p>
      <text:p text:style-name="P4"><text:span text:style-name="T11">Заключение – резюме на получените резултати (2 стр.) </text:span></text:p>
      <text:p text:style-name="P1"><text:span text:style-name="T2">Библиография</text:span></text:p>
      <text:p text:style-name="P3"/>
      <text:p text:style-name="P1"><text:span text:style-name="T1">Във глава 2 – от съдържанието не личи кои са предложените алгоритми – предполагам, че са тези в зелен цвят. Фигурите от стр. 14 до <text:s/>стр. 29 може да се съберат по 4 на страница – не е необходимо да заемат толкова място. </text:span></text:p>
      <text:p text:style-name="P1"><text:span text:style-name="T1">Не е необходим разедл за насоки за бъдещи изследвания, а 1-2 изречения могат да се добавят в края на заключението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language="bg" fo:country="BG" style:language-asian="bg" style:country-asian="BG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ody_20_A" style:display-name="Body A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padding="0cm" fo:border="none" style:shadow="none" style:writing-mode="lr-tb"/>
      <style:text-properties fo:color="#000000" loext:opacity="100%" style:font-name="Calibri" fo:font-family="Calibri" style:font-family-generic="roman" style:font-pitch="variable" fo:font-size="11pt" style:text-underline-style="non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loext:padding="0cm" loext:border="none" loext:shadow="none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one" style:family="text"/>
    <style:style style:name="Font_20_Style13" style:display-name="Font Style13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27" style:display-name="Font Style27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51cm" fo:margin-bottom="1.752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db</dc:title>
    <meta:initial-creator>pc6</meta:initial-creator>
    <dc:creator>admin</dc:creator>
    <meta:editing-cycles>2</meta:editing-cycles>
    <meta:print-date>2017-09-15T09:26:00</meta:print-date>
    <meta:creation-date>2021-09-28T06:07:00</meta:creation-date>
    <dc:date>2021-09-28T06:07:00</dc:date>
    <meta:editing-duration>PT1M</meta:editing-duration>
    <meta:generator>LibreOffice/7.1.8.1$MacOSX_X86_64 LibreOffice_project/e1f30c802c3269a1d052614453f260e49458c82c</meta:generator>
    <meta:document-statistic meta:table-count="0" meta:image-count="0" meta:object-count="0" meta:page-count="2" meta:paragraph-count="28" meta:word-count="315" meta:character-count="2119" meta:non-whitespace-character-count="1811"/>
    <meta:user-defined meta:name="AppVersion">16.0000</meta:user-defined>
    <meta:user-defined meta:name="Company">home</meta:user-defined>
    <meta:template xlink:type="simple" xlink:actuate="onRequest" xlink:title="Normal" xlink:href=""/>
  </office:meta>
</office:document-meta>
</file>